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lge 2: Die Frau an der Tür ist nicht Lotta, sondern eher ihre Mutter und sie ist einen Putzteufel. Sie will, dass Lotta die Zimmer nicht mietet, aber Lotta kommt an und will die mieten. Jojo sagt, dass sie einen Job finden will, und Philipp sagt er kann dabei helfen. Später spricht Jojo mit Philipp am Telefon, als sie einen E-mail bekommt. Sie lernt, dass sie einen Praktikumplatz finden muss.</text:p>
      <text:p text:style-name="Standard"/>
      <text:p text:style-name="Standard">Folge 3: Jojo hat ein Vorstellungsgespräch aber der Besitzer ist gar unfreundlich. Als es zum ende kam, wusste Jojo nicht, ob sie den Job bekommen hat. Sie ist ganz gestresst über den Praktikumplatz, aber Mark versteht nicht und hilft ihr nicht besser zu fühlen. Dann spricht sie mit Alex aber er findet seinen beruf viel stressiger als Jojos und hört sie nicht zu.</text:p>
      <text:p text:style-name="Standard"/>
      <text:p text:style-name="Standard">Folge 4: Jojo spricht mit Reza über wie Alex sie nicht zugehört hatte, als das Telefon klingelt. Der Mann vom Vorstellungsgespräch sagt kurz, dass Jojo den Job hat, und spricht nicht weiter. Philipp versichert sie, dass er einen guten Kerl ist, obwohl er so ruppig ist. Dann flirtet Philipp mit Jojo und sie schwiegte bis jemand an der Tür war. Es war Lotta, wer zieht mit der Hilfe ihre Mutter um.</text:p>
      <text:p text:style-name="Standard"/>
      <text:p text:style-name="Standard">Folge 5: Lotta und Jojo sprechen über ihre Mütter und wie verschieden sie finden ihre eigene. Jojo wusste die Uhr nicht und war spät zu ihren Job. So bald wie sie ankam, schimpfte der Besitzer sie. Die ganze Zeit sie da war, sagte der Besitzer nur was sie unrecht machte. Jojo kommt nach Hause und spricht mit Lotta. Sie weinte, weil alles so stressig für sie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4-17T20:50:38.18</meta:creation-date>
    <meta:document-statistic meta:table-count="0" meta:image-count="0" meta:object-count="0" meta:page-count="1" meta:paragraph-count="4" meta:word-count="271" meta:character-count="1524"/>
    <dc:date>2016-04-17T21:35:02.65</dc:date>
    <dc:creator>Robert Ritchie</dc:creator>
    <meta:editing-duration>PT13M42S</meta:editing-duration>
    <meta:editing-cycles>1</meta:editing-cycles>
    <meta:generator>OpenOffice/4.1.1$Win32 OpenOffice.org_project/411m6$Build-9775</meta:generator>
  </office:meta>
</office:document-meta>
</file>